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01fe29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loext:opacity="0%" style:text-line-through-style="none" style:text-line-through-type="none" style:font-name="Arial1" fo:language="en" fo:country="GB" fo:font-style="normal" style:text-underline-style="none" fo:font-weight="normal" officeooo:paragraph-rsid="015bbab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1a40ef8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rsid="05fe4687" officeooo:paragraph-rsid="01c5637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5bbab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text-properties style:font-name="Liberation Sans" fo:font-size="12pt" style:font-size-asian="12pt" style:font-size-complex="12pt"/>
    </style:style>
    <style:style style:name="P3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32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52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6" style:family="paragraph" style:parent-style-name="Standard">
      <style:text-properties officeooo:paragraph-rsid="01b63ad1"/>
    </style:style>
    <style:style style:name="P57" style:family="paragraph" style:parent-style-name="Standard">
      <style:text-properties officeooo:paragraph-rsid="01bc32b8"/>
    </style:style>
    <style:style style:name="P58" style:family="paragraph" style:parent-style-name="Standard">
      <style:text-properties officeooo:paragraph-rsid="01be4eb0"/>
    </style:style>
    <style:style style:name="P59" style:family="paragraph" style:parent-style-name="Standard">
      <style:text-properties officeooo:paragraph-rsid="01c0339d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dd7b07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1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2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3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4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6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officeooo:rsid="014eeaf0"/>
    </style:style>
    <style:style style:name="T129" style:family="text">
      <style:text-properties officeooo:rsid="014ea810"/>
    </style:style>
    <style:style style:name="T130" style:family="text">
      <style:text-properties style:text-line-through-style="none" style:text-line-through-type="none" style:font-name="Liberation Sans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style:font-name="Liberation Sans" fo:font-size="12pt" fo:font-style="italic" style:text-underline-style="none" fo:font-weight="normal" officeooo:rsid="03f2d536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style:font-name="Liberation Sans" fo:font-size="12pt" fo:font-style="italic" style:text-underline-style="none" fo:font-weight="normal" officeooo:rsid="05ff5419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style:font-name="Liberation Sans" fo:font-size="12pt" fo:font-style="italic" style:text-underline-style="none" fo:font-weight="normal" officeooo:rsid="07461bed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51" style:family="text">
      <style:text-properties officeooo:rsid="00172dcf"/>
    </style:style>
    <style:style style:name="T152" style:family="text">
      <style:text-properties fo:font-weight="normal" officeooo:rsid="00172dcf" style:font-weight-asian="normal" style:font-weight-complex="normal"/>
    </style:style>
    <style:style style:name="T153" style:family="text">
      <style:text-properties officeooo:rsid="0119bd75"/>
    </style:style>
    <style:style style:name="T154" style:family="text">
      <style:text-properties style:font-name="Liberation Sans"/>
    </style:style>
    <style:style style:name="T155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6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font-name="Liberation Sans" fo:font-size="12pt" fo:font-weight="normal" officeooo:rsid="0091dc3b" style:font-size-asian="12pt" style:font-weight-asian="normal" style:font-size-complex="12pt" style:font-weight-complex="normal"/>
    </style:style>
    <style:style style:name="T158" style:family="text">
      <style:text-properties style:font-name="Liberation Sans" fo:font-size="12pt" style:font-size-asian="12pt" style:font-size-complex="12pt"/>
    </style:style>
    <style:style style:name="T159" style:family="text">
      <style:text-properties style:font-name="Liberation Sans" fo:font-size="12pt" officeooo:rsid="009c12e0" style:font-size-asian="12pt" style:font-size-complex="12pt"/>
    </style:style>
    <style:style style:name="T160" style:family="text">
      <style:text-properties style:font-name="Liberation Sans" fo:font-size="12pt" officeooo:rsid="00178133" style:font-size-asian="12pt" style:font-size-complex="12pt"/>
    </style:style>
    <style:style style:name="T161" style:family="text">
      <style:text-properties style:font-name="Liberation Sans" fo:font-size="12pt" officeooo:rsid="007ef2fc" style:font-size-asian="12pt" style:font-size-complex="12pt"/>
    </style:style>
    <style:style style:name="T162" style:family="text">
      <style:text-properties style:font-name="Liberation Sans" fo:font-size="12pt" style:text-underline-style="none" officeooo:rsid="009c12e0" style:font-size-asian="12pt" style:font-size-complex="12pt"/>
    </style:style>
    <style:style style:name="T163" style:family="text">
      <style:text-properties officeooo:rsid="007505e5"/>
    </style:style>
    <style:style style:name="T164" style:family="text">
      <style:text-properties officeooo:rsid="0013aa8e"/>
    </style:style>
    <style:style style:name="T165" style:family="text">
      <style:text-properties officeooo:rsid="007ef2fc"/>
    </style:style>
    <style:style style:name="T166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Strong_20_Emphasis"><text:span text:style-name="T112">C</text:span></text:span><text:span text:style-name="Strong_20_Emphasis"><text:span text:style-name="T111">hecklist voor </text:span></text:span><text:span text:style-name="Strong_20_Emphasis"><text:span text:style-name="T112">het</text:span></text:span><text:span text:style-name="Strong_20_Emphasis"><text:span text:style-name="T111"> </text:span></text:span><text:span text:style-name="Strong_20_Emphasis"><text:span text:style-name="T117">overzetten</text:span></text:span><text:span text:style-name="Strong_20_Emphasis"><text:span text:style-name="T111"> van Windows naar </text:span></text:span><text:span text:style-name="Strong_20_Emphasis"><text:span text:style-name="T118">Ubuntu </text:span></text:span><text:span text:style-name="Strong_20_Emphasis"><text:span text:style-name="T119">of Debian GNU/</text:span></text:span><text:span text:style-name="Strong_20_Emphasis"><text:span text:style-name="T113">Linux</text:span></text:span><text:span text:style-name="T111">.</text:span></text:p>
      <text:p text:style-name="P12"><text:span text:style-name="Strong_20_Emphasis"><text:span text:style-name="T111"/></text:span></text:p>
      <text:p text:style-name="P13"><text:span text:style-name="Strong_20_Emphasis"><text:span text:style-name="T111">Kijk op </text:span></text:span><text:a xlink:type="simple" xlink:href="https://karelzimmer.nl/" text:style-name="Internet_20_link" text:visited-style-name="Visited_20_Internet_20_Link"><text:span text:style-name="Internet_20_link"><text:span text:style-name="T155">karelzimmer.nl</text:span></text:span></text:a><text:span text:style-name="Strong_20_Emphasis"><text:span text:style-name="T111"> </text:span></text:span><text:span text:style-name="Strong_20_Emphasis"><text:span text:style-name="T114">voor</text:span></text:span><text:span text:style-name="Strong_20_Emphasis"><text:span text:style-name="T115"> </text:span></text:span><text:span text:style-name="Strong_20_Emphasis"><text:span text:style-name="T156">deze en andere </text:span></text:span><text:span text:style-name="Strong_20_Emphasis"><text:span text:style-name="T116">checklists, scripts, en overige bestanden.</text:span></text:span></text:p>
      <text:p text:style-name="P22"/>
      <text:p text:style-name="P17"><text:span text:style-name="Strong_20_Emphasis"><text:span text:style-name="T131">D</text:span></text:span><text:span text:style-name="Strong_20_Emphasis"><text:span text:style-name="T130">it is een invulbare PD</text:span></text:span><text:span text:style-name="Strong_20_Emphasis"><text:span text:style-name="T132">F</text:span></text:span><text:span text:style-name="Strong_20_Emphasis"><text:span text:style-name="T130"> met tekst- en keuzevakken; </text:span></text:span><text:span text:style-name="Strong_20_Emphasis"><text:span text:style-name="T133">a</text:span></text:span><text:span text:style-name="Strong_20_Emphasis"><text:span text:style-name="T130">fdrukken is niet noodzakelijk.</text:span></text:span></text:p>
      <text:p text:style-name="P16"><text:span text:style-name="Strong_20_Emphasis"><text:span text:style-name="T157"/></text:span></text:p>
      <text:list xml:id="list3308572278" text:style-name="L1">
        <text:list-item>
          <text:p text:style-name="P65"><text:span text:style-name="T103">Over</text:span><text:span text:style-name="T104">zetten</text:span><text:span text:style-name="T102"> voorbereiden</text:span><text:span text:style-name="T101"> (</text:span><text:span text:style-name="T100">op</text:span><text:span text:style-name="T101"> Windows)</text:span></text:p>
        </text:list-item>
      </text:list>
      <text:p text:style-name="P33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6"><text:span text:style-name="T105">Verbreek de Internetverbinding, zodat er geen nieuwe </text:span><text:span text:style-name="T106">e-</text:span><text:span text:style-name="T105">mails </text:span><text:span text:style-name="T106">meer</text:span><text:span text:style-name="T107"> </text:span><text:span text:style-name="T106">binnen </text:span><text:span text:style-name="T107">kunnen </text:span><text:span text:style-name="T10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6">Verzame<text:span text:style-name="T163">l</text:span> <text:span text:style-name="T164">computernaam en </text:span>gebruikersnamen (zie pagina <text:span text:style-name="T165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1"><text:span text:style-name="T158">Verzamel </text:span><text:span text:style-name="Emphasis"><text:span text:style-name="T162">per gebruiker</text:span></text:span><text:span text:style-name="T159"> </text:span><text:span text:style-name="T158">E-mailadressen </text:span><text:span text:style-name="T160">en</text:span><text:span text:style-name="T158"> mailserver</text:span><text:span text:style-name="T160">adressen</text:span><text:span text:style-name="T158"> inclusief gebruikersnamen en wachtwoorden, zie pagina </text:span><text:span text:style-name="T161">4</text:span><text:span text:style-name="T158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26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20">Installeer en start </text:span><text:span text:style-name="T126">Google Chrome</text:span><text:span text:style-name="T120">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0">.</text:span></text:p>
            <text:p text:style-name="P27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20">Installeer en start Mozilla Firefox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0">.</text:span></text:p>
            <text:p text:style-name="P28"><text:span text:style-name="T108">Als importeren niet lukt, alles exporteren </text:span><text:span text:style-name="T109">op alle mogelijke manieren </text:span><text:span text:style-name="T108">vanuit </text:span><text:span text:style-name="T110">de </text:span><text:span text:style-name="T108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20">Installeer en start Mozilla Thunderbird, importeer </text:span><text:span text:style-name="Emphasis"><text:span text:style-name="T127">per gebruiker</text:span></text:span><text:span text:style-name="T121"> </text:span><text:span text:style-name="T122">vanuit </text:span><text:span text:style-name="T123">het </text:span><text:span text:style-name="T122">huidig e-mailprogramma </text:span><text:span text:style-name="T124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46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46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46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46"><text:tab/></text:span></text:span><text:span text:style-name="T124">accountinstellingen</text:span><text:span text:style-name="T120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35"><text:tab/></text:span></text:span><text:span text:style-name="T154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35"><text:tab/></text:span></text:span><text:span text:style-name="T154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6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6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6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46"><text:tab/></text:span></text:span><text:span text:style-name="T125">agenda, </text:span><text:span text:style-name="T120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6"><text:span text:style-name="Strong_20_Emphasis"><text:span text:style-name="T4"><text:s/></text:span></text:span><text:span text:style-name="Strong_20_Emphasis"><text:span text:style-name="T46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46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46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46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46"><text:tab/></text:span></text:span><text:span text:style-name="T120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3"/>
          </table:table-cell>
          <table:table-cell table:style-name="_31_._5f_Migratie_5f_voorbereiden.A1" office:value-type="string">
            <text:p text:style-name="P49">Als importeren niet lukt, alles exporteren op alle mogelijke manieren vanuit het huidig e-mailprogramma om later de gegevens alsnog te kunnen importeren.</text:p>
          </table:table-cell>
        </table:table-row>
      </table:table>
      <text:p text:style-name="P23"/>
      <text:list xml:id="list101531181939499" text:continue-list="list3308572278" text:style-name="L1">
        <text:list-item text:start-value="1">
          <text:p text:style-name="P63"><text:span text:style-name="Strong_20_Emphasis"><text:span text:style-name="T62">Over</text:span></text:span><text:span text:style-name="Strong_20_Emphasis"><text:span text:style-name="T63">zetten</text:span></text:span><text:span text:style-name="Strong_20_Emphasis"><text:span text:style-name="T58"> voorbereiden</text:span></text:span><text:span text:style-name="Strong_20_Emphasis"><text:span text:style-name="T79"> (</text:span></text:span><text:span text:style-name="Strong_20_Emphasis"><text:span text:style-name="T81">op</text:span></text:span><text:span text:style-name="Strong_20_Emphasis"><text:span text:style-name="T79"> Windows) - </text:span></text:span><text:span text:style-name="Strong_20_Emphasis"><text:span text:style-name="T80">vervolg</text:span></text:span></text:p>
        </text:list-item>
      </text:list>
      <text:p text:style-name="P34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7"><text:span text:style-name="Strong_20_Emphasis"><text:span text:style-name="T4"><text:s/></text:span></text:span><text:span text:style-name="Strong_20_Emphasis"><text:span text:style-name="T46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0">M</text:span></text:span><text:span text:style-name="Strong_20_Emphasis"><text:span text:style-name="T21">aak een Windows </text:span></text:span><text:span text:style-name="Strong_20_Emphasis"><text:span text:style-name="T22">back-up</text:span></text:span><text:span text:style-name="Strong_20_Emphasis"><text:span text:style-name="T21"> via kopiëren naar een externe harddisk</text:span></text:span><text:span text:style-name="Strong_20_Emphasis"><text:span text:style-name="T5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Mijn documenten, </text:span></text:span><text:span text:style-name="Strong_20_Emphasis"><text:span text:style-name="T24">etc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Bureaubladachtergrond</text:span></text:span><text:span text:style-name="Strong_20_Emphasis"><text:span text:style-name="T25">en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46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46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46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46"><text:tab/></text:span></text:span><text:span text:style-name="Strong_20_Emphasis"><text:span text:style-name="T23">De aangemaakte </text:span></text:span><text:span text:style-name="Strong_20_Emphasis"><text:span text:style-name="T12">C</text:span></text:span><text:span text:style-name="Strong_20_Emphasis"><text:span text:style-name="T18">hrome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</text:span></text:span><text:span text:style-name="Strong_20_Emphasis"><text:span text:style-name="T12">Google</text:span></text:span><text:span text:style-name="Strong_20_Emphasis"><text:span text:style-name="T23">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46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6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6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46"><text:tab/></text:span></text:span><text:span text:style-name="Strong_20_Emphasis"><text:span text:style-name="T23">De aangemaakte F</text:span></text:span><text:span text:style-name="Strong_20_Emphasis"><text:span text:style-name="T45">irefox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3">\Application Data\Mozilla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9"><text:span text:style-name="Strong_20_Emphasis"><text:span text:style-name="T4"><text:s/></text:span></text:span><text:span text:style-name="Strong_20_Emphasis"><text:span text:style-name="T46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46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6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6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46"><text:tab/></text:span></text:span><text:span text:style-name="Strong_20_Emphasis"><text:span text:style-name="T23">De aangemaakte T</text:span></text:span><text:span text:style-name="Strong_20_Emphasis"><text:span text:style-name="T45">hunderbird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7">C:\Documents and Settings\</text:span></text:span><text:span text:style-name="Definition"><text:span text:style-name="T138">&lt;</text:span></text:span><text:span text:style-name="Definition"><text:span text:style-name="T137">Gebruikersnaam</text:span></text:span><text:span text:style-name="Definition"><text:span text:style-name="T138">&gt;</text:span></text:span><text:span text:style-name="Strong_20_Emphasis"><text:span text:style-name="T27">\</text:span></text:span><text:span text:style-name="Strong_20_Emphasis"><text:span text:style-name="T23">Application Data\Thunderbird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6">&lt;</text:span></text:span><text:span text:style-name="Definition"><text:span text:style-name="T137">Gebruikersnaam</text:span></text:span><text:span text:style-name="Definition"><text:span text:style-name="T136">&gt;</text:span></text:span><text:span text:style-name="Strong_20_Emphasis"><text:span text:style-name="T27">\</text:span></text:span><text:span text:style-name="Strong_20_Emphasis"><text:span text:style-name="T23">AppData\Roaming\Thunderbird</text:span></text:span></text:p>
          </table:table-cell>
        </table:table-row>
      </table:table>
      <text:p text:style-name="P25"/>
      <text:p text:style-name="P35"/>
      <text:list xml:id="list101529931529458" text:continue-numbering="true" text:style-name="L1">
        <text:list-item>
          <text:p text:style-name="P64"><text:span text:style-name="Strong_20_Emphasis"><text:span text:style-name="T87">Ubuntu </text:span></text:span><text:span text:style-name="Strong_20_Emphasis"><text:span text:style-name="T88">of Debian GNU/</text:span></text:span><text:span text:style-name="Strong_20_Emphasis"><text:span text:style-name="T85">Linux </text:span></text:span><text:span text:style-name="Strong_20_Emphasis"><text:span text:style-name="T86">installeren</text:span></text:span><text:span text:style-name="Strong_20_Emphasis"><text:span text:style-name="T28"> </text:span></text:span><text:span text:style-name="Emphasis"><text:span text:style-name="T69">overweeg dual-boot</text:span></text:span></text:p>
        </text:list-item>
      </text:list>
      <text:p text:style-name="P36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8"><text:span text:style-name="Strong_20_Emphasis"><text:span text:style-name="T4"><text:s/></text:span></text:span><text:span text:style-name="Strong_20_Emphasis"><text:span text:style-name="T46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3">Ubuntu </text:span></text:span><text:span text:style-name="Strong_20_Emphasis"><text:span text:style-name="T54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9">Checklist</text:span></text:span><text:span text:style-name="Strong_20_Emphasis"><text:span text:style-name="T60"> i</text:span></text:span><text:span text:style-name="Strong_20_Emphasis"><text:span text:style-name="T61">nstallatie</text:span></text:span><text:span text:style-name="Strong_20_Emphasis"><text:span text:style-name="T13">.</text:span></text:span></text:p>
          </table:table-cell>
        </table:table-row>
      </table:table>
      <text:p text:style-name="P19"><text:span text:style-name="Strong_20_Emphasis"><text:span text:style-name="T139"><text:tab/></text:span></text:span></text:p>
      <text:list xml:id="list101530961006201" text:continue-numbering="true" text:style-name="L1">
        <text:list-item>
          <text:p text:style-name="P61"><text:span text:style-name="Strong_20_Emphasis"><text:span text:style-name="T62">Over</text:span></text:span><text:span text:style-name="Strong_20_Emphasis"><text:span text:style-name="T63">zetten </text:span></text:span><text:span text:style-name="Strong_20_Emphasis"><text:span text:style-name="T55">uitvoeren</text:span></text:span><text:span text:style-name="Strong_20_Emphasis"><text:span text:style-name="T19"> </text:span></text:span><text:span text:style-name="Strong_20_Emphasis"><text:span text:style-name="T75">(</text:span></text:span><text:span text:style-name="Strong_20_Emphasis"><text:span text:style-name="T81">op</text:span></text:span><text:span text:style-name="Strong_20_Emphasis"><text:span text:style-name="T75"> </text:span></text:span><text:span text:style-name="Strong_20_Emphasis"><text:span text:style-name="T83">Ubuntu </text:span></text:span><text:span text:style-name="Strong_20_Emphasis"><text:span text:style-name="T84">of Debian GNU/</text:span></text:span><text:span text:style-name="Strong_20_Emphasis"><text:span text:style-name="T82">Linux</text:span></text:span><text:span text:style-name="Strong_20_Emphasis"><text:span text:style-name="T75">)</text:span></text:span><text:span text:style-name="Strong_20_Emphasis"><text:span text:style-name="T19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41"/></text:span></text:p>
        </text:list-item>
      </text:list>
      <text:p text:style-name="P20"><text:span text:style-name="Strong_20_Emphasis"><text:span text:style-name="T139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39"><text:tab/></text:span></text:span><text:span text:style-name="Strong_20_Emphasis"><text:span text:style-name="T142">Zorg dat er geen </text:span></text:span><text:span text:style-name="Strong_20_Emphasis"><text:span text:style-name="T140">Internetverbinding </text:span></text:span><text:span text:style-name="Strong_20_Emphasis"><text:span text:style-name="T142">is, zodat er geen nieuwe </text:span></text:span><text:span text:style-name="Strong_20_Emphasis"><text:span text:style-name="T143">e-</text:span></text:span><text:span text:style-name="Strong_20_Emphasis"><text:span text:style-name="T142">mails </text:span></text:span><text:span text:style-name="Strong_20_Emphasis"><text:span text:style-name="T144">kunnen </text:span></text:span><text:span text:style-name="Strong_20_Emphasis"><text:span text:style-name="T143">binnen</text:span></text:span><text:span text:style-name="Strong_20_Emphasis"><text:span text:style-name="T142">komen.</text:span></text:span></text:p>
      <text:p text:style-name="P14"><text:span text:style-name="Strong_20_Emphasis"><text:span text:style-name="T47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19">Koppel de externe harddisk aan.</text:span></text:span></text:p>
      <text:p text:style-name="P14"><text:span text:style-name="Strong_20_Emphasis"><text:span text:style-name="T47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19">Kopieer </text:span></text:span><text:span text:style-name="Strong_20_Emphasis"><text:span text:style-name="T29">Mijn documenten, </text:span></text:span><text:span text:style-name="Strong_20_Emphasis"><text:span text:style-name="T24">etc</text:span></text:span><text:span text:style-name="Strong_20_Emphasis"><text:span text:style-name="T19">.</text:span></text:span></text:p>
      <text:p text:style-name="P14"><text:span text:style-name="Strong_20_Emphasis"><text:span text:style-name="T47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30">Kopieer </text:span></text:span><text:span text:style-name="Strong_20_Emphasis"><text:span text:style-name="T23">Bureaubladachtergrond </text:span></text:span><text:span text:style-name="Strong_20_Emphasis"><text:span text:style-name="T31">naar ~/Afbeeldingen.</text:span></text:span></text:p>
      <text:p text:style-name="P14"><text:span text:style-name="Strong_20_Emphasis"><text:span text:style-name="T47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19">Kopieer de </text:span></text:span><text:span text:style-name="Strong_20_Emphasis"><text:span text:style-name="T14">Chrome </text:span></text:span><text:span text:style-name="Strong_20_Emphasis"><text:span text:style-name="T19">data </text:span></text:span><text:span text:style-name="Strong_20_Emphasis"><text:span text:style-name="T30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4">of in </text:span></text:span><text:span text:style-name="Strong_20_Emphasis"><text:span text:style-name="T30">~/.</text:span></text:span><text:span text:style-name="Strong_20_Emphasis"><text:span text:style-name="T15">google</text:span></text:span><text:span text:style-name="Strong_20_Emphasis"><text:span text:style-name="T30">.</text:span></text:span></text:p>
      <text:p text:style-name="P14"><text:span text:style-name="Strong_20_Emphasis"><text:span text:style-name="T47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19">Kopieer de Firefox data </text:span></text:span><text:span text:style-name="Strong_20_Emphasis"><text:span text:style-name="T30">naar ~/.mozilla </text:span></text:span><text:span text:style-name="Strong_20_Emphasis"><text:span text:style-name="T32">(let op </text:span></text:span><text:span text:style-name="Strong_20_Emphasis"><text:span text:style-name="T64">F</text:span></text:span><text:span text:style-name="Strong_20_Emphasis"><text:span text:style-name="T32">irefox</text:span></text:span><text:span text:style-name="Strong_20_Emphasis"><text:span text:style-name="T33">→</text:span></text:span><text:span text:style-name="Strong_20_Emphasis"><text:span text:style-name="T65">f</text:span></text:span><text:span text:style-name="Strong_20_Emphasis"><text:span text:style-name="T34">irefox</text:span></text:span><text:span text:style-name="Strong_20_Emphasis"><text:span text:style-name="T32">), </text:span></text:span><text:span text:style-name="Strong_20_Emphasis"><text:span text:style-name="T24">of in </text:span></text:span><text:span text:style-name="Strong_20_Emphasis"><text:span text:style-name="T30">~/.mozilla.</text:span></text:span></text:p>
      <text:p text:style-name="P20"><text:span text:style-name="Strong_20_Emphasis"><text:span text:style-name="T139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39"><text:tab/></text:span></text:span><text:span text:style-name="Strong_20_Emphasis"><text:span text:style-name="T140">Start Firefox en controleer de werking.</text:span></text:span></text:p>
      <text:p text:style-name="P20"><text:span text:style-name="Strong_20_Emphasis"><text:span text:style-name="T139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39"><text:tab/></text:span></text:span><text:span text:style-name="Strong_20_Emphasis"><text:span text:style-name="T139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39"><text:tab/></text:span></text:span><text:span text:style-name="Strong_20_Emphasis"><text:span text:style-name="T140">Kopieer de Thunderbird data </text:span></text:span><text:span text:style-name="Strong_20_Emphasis"><text:span text:style-name="T145">naar ~/.thunderbird, </text:span></text:span><text:span text:style-name="Strong_20_Emphasis"><text:span text:style-name="T146">of in </text:span></text:span><text:span text:style-name="Strong_20_Emphasis"><text:span text:style-name="T145">~/.thunderbird.</text:span></text:span></text:p>
      <text:p text:style-name="P14"><text:span text:style-name="Strong_20_Emphasis"><text:span text:style-name="T47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9">.</text:span></text:span></text:p>
      <text:p text:style-name="P14"><text:span text:style-name="Strong_20_Emphasis"><text:span text:style-name="T47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47"><text:tab/></text:span></text:span><text:span text:style-name="Strong_20_Emphasis"><text:span text:style-name="T39">Verwijder overbodige Windows-bestanden via </text:span></text:span><text:span text:style-name="Strong_20_Emphasis"><text:span text:style-name="T56">Terminalvenster</text:span></text:span><text:span text:style-name="T56"> </text:span><text:span text:style-name="T57">en de volgende opdrachtregel:<text:line-break/></text:span></text:p>
      <text:list xml:id="list101529636356159" text:continue-numbering="true" text:style-name="L1">
        <text:list-header>
          <text:p text:style-name="P62"><text:span text:style-name="User_20_Entry"><text:span text:style-name="T89">f</text:span></text:span><text:span text:style-name="User_20_Entry"><text:span text:style-name="T90">ind </text:span></text:span><text:span text:style-name="User_20_Entry"><text:span text:style-name="T89">$HOME</text:span></text:span><text:span text:style-name="User_20_Entry"><text:span text:style-name="T90"> -</text:span></text:span><text:span text:style-name="User_20_Entry"><text:span text:style-name="T91">i</text:span></text:span><text:span text:style-name="User_20_Entry"><text:span text:style-name="T90">name </text:span></text:span><text:span text:style-name="User_20_Entry"><text:span text:style-name="T92">d</text:span></text:span><text:span text:style-name="User_20_Entry"><text:span text:style-name="T90">esktop.ini -</text:span></text:span><text:span text:style-name="User_20_Entry"><text:span text:style-name="T93">d</text:span></text:span><text:span text:style-name="User_20_Entry"><text:span text:style-name="T94">e</text:span></text:span><text:span text:style-name="User_20_Entry"><text:span text:style-name="T93">lete </text:span></text:span><text:span text:style-name="User_20_Entry"><text:span text:style-name="T95">-or </text:span></text:span><text:span text:style-name="User_20_Entry"><text:span text:style-name="T90">-</text:span></text:span><text:span text:style-name="User_20_Entry"><text:span text:style-name="T96">i</text:span></text:span><text:span text:style-name="User_20_Entry"><text:span text:style-name="T90">name </text:span></text:span><text:span text:style-name="User_20_Entry"><text:span text:style-name="T96">t</text:span></text:span><text:span text:style-name="User_20_Entry"><text:span text:style-name="T90">humbs.db -</text:span></text:span><text:span text:style-name="User_20_Entry"><text:span text:style-name="T93">delete -</text:span></text:span><text:span text:style-name="User_20_Entry"><text:span text:style-name="T95">or </text:span></text:span><text:span text:style-name="User_20_Entry"><text:span text:style-name="T90">-name '*.</text:span></text:span><text:span text:style-name="User_20_Entry"><text:span text:style-name="T97">lnk'</text:span></text:span><text:span text:style-name="User_20_Entry"><text:span text:style-name="T90"> -</text:span></text:span><text:span text:style-name="User_20_Entry"><text:span text:style-name="T93">delete -</text:span></text:span><text:span text:style-name="User_20_Entry"><text:span text:style-name="T98">or </text:span></text:span><text:span text:style-name="User_20_Entry"><text:span text:style-name="T90">-</text:span></text:span><text:span text:style-name="User_20_Entry"><text:span text:style-name="T91">i</text:span></text:span><text:span text:style-name="User_20_Entry"><text:span text:style-name="T90">name '*.</text:span></text:span><text:span text:style-name="User_20_Entry"><text:span text:style-name="T99">exe'</text:span></text:span><text:span text:style-name="User_20_Entry"><text:span text:style-name="T90"> -</text:span></text:span><text:span text:style-name="User_20_Entry"><text:span text:style-name="T93">delete</text:span></text:span><text:span text:style-name="User_20_Entry"><text:span text:style-name="T66"><text:line-break/></text:span></text:span></text:p>
        </text:list-header>
      </text:list>
      <text:p text:style-name="P15"><text:span text:style-name="Strong_20_Emphasis"><text:span text:style-name="T47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19">Maak verbinding met het Internet, zodat er </text:span></text:span><text:span text:style-name="Strong_20_Emphasis"><text:span text:style-name="T40">weer</text:span></text:span><text:span text:style-name="Strong_20_Emphasis"><text:span text:style-name="T19"> nieuwe </text:span></text:span><text:span text:style-name="Strong_20_Emphasis"><text:span text:style-name="T41">e-</text:span></text:span><text:span text:style-name="Strong_20_Emphasis"><text:span text:style-name="T19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9"> </text:span></text:span><text:span text:style-name="Strong_20_Emphasis"><text:span text:style-name="T42">kunnen </text:span></text:span><text:span text:style-name="Strong_20_Emphasis"><text:span text:style-name="T19">komen.</text:span></text:span></text:p>
      <text:list xml:id="list2219589110" text:style-name="L2">
        <text:list-header>
          <text:p text:style-name="P68"><text:span text:style-name="Strong_20_Emphasis"><text:span text:style-name="T150"/></text:span></text:p>
          <text:p text:style-name="P69"><text:span text:style-name="Strong_20_Emphasis"><text:span text:style-name="T150"><text:line-break/></text:span></text:span><text:span text:style-name="Strong_20_Emphasis"><text:span text:style-name="T70">E</text:span></text:span><text:span text:style-name="Strong_20_Emphasis"><text:span text:style-name="T71">inde c</text:span></text:span><text:span text:style-name="Strong_20_Emphasis"><text:span text:style-name="T72">hecklist, </text:span></text:span><text:span text:style-name="Strong_20_Emphasis"><text:span text:style-name="T73">het overzetten</text:span></text:span><text:span text:style-name="T44"> </text:span><text:span text:style-name="T43">is </text:span><text:span text:style-name="T44">voltooid.</text:span></text:p>
        </text:list-header>
      </text:list>
      <text:p text:style-name="P35"/>
      <text:list xml:id="list101529937470089" text:continue-numbering="true" text:style-name="L2">
        <text:list-header>
          <text:p text:style-name="P70"><text:span text:style-name="Emphasis"><text:span text:style-name="T14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7">Karel Zimmer</text:span></text:span></text:a><text:span text:style-name="Emphasis"><text:span text:style-name="T14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49">CC0 1.0 Universeel</text:span></text:span></text:a><text:span text:style-name="Emphasis"><text:span text:style-name="T148">, </text:span></text:span><text:span text:style-name="Emphasis"><text:span text:style-name="T149">2018-2023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7">Gebr.#</text:p>
            <text:p text:style-name="P37"/>
          </table:table-cell>
          <table:table-cell table:style-name="Tabel1.A1" table:number-rows-spanned="2" office:value-type="string">
            <text:p text:style-name="P38">Gebruiker</text:p>
            <text:p text:style-name="P39">(bijv. Jan <text:span text:style-name="T166">Jansen</text:span>)</text:p>
          </table:table-cell>
          <table:table-cell table:style-name="Tabel1.A1" table:number-rows-spanned="2" office:value-type="string">
            <text:p text:style-name="P38">Gebruikersnaam</text:p>
            <text:p text:style-name="P39">(bijv. jan)</text:p>
          </table:table-cell>
          <table:table-cell table:style-name="Tabel1.D1" table:number-rows-spanned="2" office:value-type="string">
            <text:p text:style-name="P42">Wachtwoord</text:p>
            <text:p text:style-name="P40"/>
          </table:table-cell>
          <table:table-cell table:style-name="Tabel1.E1" office:value-type="string">
            <text:p text:style-name="P38"/>
          </table:table-cell>
          <table:table-cell table:style-name="Tabel1.F1" office:value-type="string">
            <text:p text:style-name="P43">BIOS-wachtwoord</text:p>
          </table:table-cell>
          <table:table-cell table:style-name="Tabel1.G1" office:value-type="string">
            <text:p text:style-name="P41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4">Wifi-netwerknaam</text:p>
          </table:table-cell>
          <table:table-cell table:style-name="Tabel1.G2" office:value-type="string">
            <text:p text:style-name="P41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7">1</text:p>
          </table:table-cell>
          <table:table-cell table:style-name="Tabel1.A3" office:value-type="string">
            <text:p text:style-name="P38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41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41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5">Netwerksleutel</text:p>
          </table:table-cell>
          <table:table-cell table:style-name="Tabel1.G2" office:value-type="string">
            <text:p text:style-name="P41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7">2</text:p>
          </table:table-cell>
          <table:table-cell table:style-name="Tabel1.A3" office:value-type="string">
            <text:p text:style-name="P41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41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41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IP#</text:p>
          </table:table-cell>
          <table:table-cell table:style-name="Tabel1.G2" office:value-type="string">
            <text:p text:style-name="P41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7">3</text:p>
          </table:table-cell>
          <table:table-cell table:style-name="Tabel1.A3" office:value-type="string">
            <text:p text:style-name="P41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41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41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6">Router gebr.nm/ww</text:p>
          </table:table-cell>
          <table:table-cell table:style-name="Tabel1.G2" office:value-type="string">
            <text:p text:style-name="P41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7">4</text:p>
          </table:table-cell>
          <table:table-cell table:style-name="Tabel1.A3" office:value-type="string">
            <text:p text:style-name="P41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41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41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8"/>
          </table:table-cell>
          <table:table-cell table:style-name="Tabel1.F2" office:value-type="string">
            <text:p text:style-name="P48">TeamViewer ID</text:p>
          </table:table-cell>
          <table:table-cell table:style-name="Tabel1.G2" office:value-type="string">
            <text:p text:style-name="P41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9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30">Gebr./<text:span text:style-name="T153">Volg#</text:span></text:p>
          </table:table-cell>
          <table:table-cell table:style-name="Tabel2.A1" office:value-type="string">
            <text:p text:style-name="P31">E-mailnaam</text:p>
          </table:table-cell>
          <table:table-cell table:style-name="Tabel2.A1" office:value-type="string">
            <text:p text:style-name="P31">E-mailadres</text:p>
          </table:table-cell>
          <table:table-cell table:style-name="Tabel2.A1" office:value-type="string">
            <text:p text:style-name="P54">Gebruikersnaam</text:p>
          </table:table-cell>
          <table:table-cell table:style-name="Tabel2.A1" office:value-type="string">
            <text:p text:style-name="P50">Wachtwoord</text:p>
          </table:table-cell>
          <table:table-cell table:style-name="Tabel2.A1" office:value-type="string">
            <text:p text:style-name="P50"><text:span text:style-name="T152">Inkomende</text:span><text:span text:style-name="T151"> </text:span>mailserver<text:line-break/>(pop.voorbeeld.com)</text:p>
          </table:table-cell>
          <table:table-cell table:style-name="Tabel2.G1" office:value-type="string">
            <text:p text:style-name="P51"><text:span text:style-name="T151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5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32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52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52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52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52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32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32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52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52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52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52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32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32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52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52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52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52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32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32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52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52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52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52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32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32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52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52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52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52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32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32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52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52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52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52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3-05-13T10:15:28.617987711">13-05-2023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3-05-13T10:15:28.619473194">13-05-2023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5-13T10:15:28.428391902</dc:date>
    <meta:print-date>2014-01-05T10:21:33.960023988</meta:print-date>
    <meta:keyword>Installatie</meta:keyword>
    <meta:keyword>Checklist</meta:keyword>
    <meta:keyword>Linux</meta:keyword>
    <meta:editing-cycles>2384</meta:editing-cycles>
    <meta:editing-duration>P5DT17S</meta:editing-duration>
    <meta:printed-by>Karel Zimmer</meta:printed-by>
    <dc:creator>Karel Zimmer</dc:creator>
    <meta:document-statistic meta:table-count="5" meta:image-count="0" meta:object-count="0" meta:page-count="4" meta:paragraph-count="153" meta:word-count="492" meta:character-count="4034" meta:non-whitespace-character-count="3409"/>
    <meta:user-defined meta:name="Info 1"/>
    <meta:user-defined meta:name="Info 2"/>
    <meta:user-defined meta:name="Info 3"/>
    <meta:user-defined meta:name="Info 4"/>
  </office:meta>
</office:document-meta>
</file>